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4000000B4E0C939D92F67C2E1.png" manifest:media-type="image/png"/>
  <manifest:file-entry manifest:full-path="Pictures/1000020100000200000002009F6F309FA8A23A17.png" manifest:media-type="image/png"/>
  <manifest:file-entry manifest:full-path="Pictures/1000020100000258000000F92EBC3DB669889736.png" manifest:media-type="image/png"/>
  <manifest:file-entry manifest:full-path="Pictures/10000201000000FA0000011627057303FD1C4D1E.png" manifest:media-type="image/png"/>
  <manifest:file-entry manifest:full-path="Pictures/100002010000023A00000200C28E8DFCD6470582.png" manifest:media-type="image/png"/>
  <manifest:file-entry manifest:full-path="Pictures/10000201000007D00000021B7CE37F9162B5EC71.png" manifest:media-type="image/png"/>
  <manifest:file-entry manifest:full-path="Pictures/1000020100000200000002009737144C5602D89A.png" manifest:media-type="image/png"/>
  <manifest:file-entry manifest:full-path="Pictures/100002010000011700000083DDD4CD047F8ACEF8.png" manifest:media-type="image/png"/>
  <manifest:file-entry manifest:full-path="Pictures/10000201000001400000014065FF50D3F63E0EED.png" manifest:media-type="image/png"/>
  <manifest:file-entry manifest:full-path="Pictures/100002010000020000000200ACA9B91F6C643C01.png" manifest:media-type="image/png"/>
  <manifest:file-entry manifest:full-path="Pictures/10000201000001990000018498562E5AC63308CE.png" manifest:media-type="image/png"/>
  <manifest:file-entry manifest:full-path="Pictures/1000020100000F0000000960EF66CAFB8988E454.png" manifest:media-type="image/png"/>
  <manifest:file-entry manifest:full-path="Pictures/1000020100000154000000AF1271EEA65F2450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50953" draw:fill-color="#bf819e" draw:textarea-horizontal-align="justify" draw:textarea-vertical-align="middle" draw:auto-grow-height="false" fo:min-height="14.6cm" fo:min-width="19.09cm"/>
    </style:style>
    <style:style style:name="gr2" style:family="graphic" style:parent-style-name="standard">
      <style:graphic-properties svg:stroke-color="#ff8000" draw:fill-color="#ff860d" draw:textarea-horizontal-align="justify" draw:textarea-vertical-align="middle" draw:auto-grow-height="false" fo:min-height="4.25cm" fo:min-width="4.5cm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c9211e" draw:fill-color="#ff6d6d" draw:textarea-horizontal-align="justify" draw:textarea-vertical-align="middle" draw:auto-grow-height="false" fo:min-height="4.25cm" fo:min-width="4.5cm"/>
    </style:style>
    <style:style style:name="gr5" style:family="graphic" style:parent-style-name="standard">
      <style:graphic-properties svg:stroke-color="#acb20c" draw:fill-color="#ffff6d" draw:textarea-horizontal-align="justify" draw:textarea-vertical-align="middle" draw:auto-grow-height="false" fo:min-height="2.2cm" fo:min-width="4cm"/>
    </style:style>
    <style:style style:name="gr6" style:family="graphic" style:parent-style-name="objectwithoutfill">
      <style:graphic-properties svg:stroke-width="0.1cm" svg:stroke-color="#000000" draw:marker-start="Puntas_20_de_20_flecha_20_1" draw:marker-start-width="0.45cm" draw:marker-end="Puntas_20_de_20_flecha_20_2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bf819e"/>
      <style:paragraph-properties fo:text-align="center"/>
    </style:style>
    <style:style style:name="P2" style:family="paragraph">
      <loext:graphic-properties draw:fill-color="#ff860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6d6d"/>
      <style:paragraph-properties fo:text-align="center"/>
    </style:style>
    <style:style style:name="P5" style:family="paragraph">
      <loext:graphic-properties draw:fill-color="#ffff6d"/>
      <style:paragraph-properties fo:text-align="center"/>
    </style:style>
    <style:style style:name="P6" style:family="paragraph">
      <loext:graphic-properties draw:fill="none"/>
      <style:paragraph-properties fo:margin-left="12.4cm" fo:margin-right="0cm" fo:text-align="center" fo:text-indent="0cm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19.59cm" svg:height="14.85cm" svg:x="1cm" svg:y="3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cm" svg:height="4.5cm" svg:x="2.1cm" svg:y="5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474cm" svg:height="2.302cm" svg:x="2.426cm" svg:y="7.1cm">
          <draw:image xlink:href="Pictures/1000020100000154000000AF1271EEA65F24503F.png" xlink:type="simple" xlink:show="embed" xlink:actuate="onLoad" draw:mime-type="image/png">
            <text:p/>
          </draw:image>
        </draw:frame>
        <draw:frame draw:style-name="gr3" draw:text-style-name="P3" draw:layer="layout" svg:width="5.036cm" svg:height="2.364cm" svg:x="3.014cm" svg:y="4.386cm">
          <draw:image xlink:href="Pictures/100002010000011700000083DDD4CD047F8ACEF8.png" xlink:type="simple" xlink:show="embed" xlink:actuate="onLoad" draw:mime-type="image/png">
            <text:p/>
          </draw:image>
        </draw:frame>
        <draw:custom-shape draw:style-name="gr4" draw:text-style-name="P4" xml:id="id2" draw:id="id2" draw:layer="layout" svg:width="5cm" svg:height="4.5cm" svg:x="14.1cm" svg:y="5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36cm" svg:height="2.364cm" svg:x="13.014cm" svg:y="4.286cm">
          <draw:image xlink:href="Pictures/100002010000011700000083DDD4CD047F8ACEF8.png" xlink:type="simple" xlink:show="embed" xlink:actuate="onLoad" draw:mime-type="image/png">
            <text:p/>
          </draw:image>
        </draw:frame>
        <draw:custom-shape draw:style-name="gr5" draw:text-style-name="P5" draw:layer="layout" svg:width="4.5cm" svg:height="2.45cm" svg:x="14.4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713cm" svg:height="1.27cm" svg:x="14.887cm" svg:y="6.53cm">
          <draw:image xlink:href="Pictures/10000201000007D00000021B7CE37F9162B5EC71.png" xlink:type="simple" xlink:show="embed" xlink:actuate="onLoad" draw:mime-type="image/png">
            <text:p/>
          </draw:image>
        </draw:frame>
        <draw:custom-shape draw:style-name="gr4" draw:text-style-name="P4" xml:id="id3" draw:id="id3" draw:layer="layout" svg:width="5cm" svg:height="4.5cm" svg:x="2.7cm" svg:y="1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5cm" svg:height="2.45cm" svg:x="3cm" svg:y="14.4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713cm" svg:height="1.27cm" svg:x="3.487cm" svg:y="13.73cm">
          <draw:image xlink:href="Pictures/10000201000007D00000021B7CE37F9162B5EC71.png" xlink:type="simple" xlink:show="embed" xlink:actuate="onLoad" draw:mime-type="image/png">
            <text:p/>
          </draw:image>
        </draw:frame>
        <draw:frame draw:style-name="gr3" draw:text-style-name="P3" draw:layer="layout" svg:width="5.036cm" svg:height="2.364cm" svg:x="1.514cm" svg:y="11.386cm">
          <draw:image xlink:href="Pictures/100002010000011700000083DDD4CD047F8ACEF8.png" xlink:type="simple" xlink:show="embed" xlink:actuate="onLoad" draw:mime-type="image/png">
            <text:p/>
          </draw:image>
        </draw:frame>
        <draw:frame draw:style-name="gr3" draw:text-style-name="P3" draw:layer="layout" svg:width="1.969cm" svg:height="1.769cm" svg:x="3.2cm" svg:y="14.9cm">
          <draw:image xlink:href="Pictures/100002010000023A00000200C28E8DFCD6470582.png" xlink:type="simple" xlink:show="embed" xlink:actuate="onLoad" draw:mime-type="image/png">
            <text:p/>
          </draw:image>
        </draw:frame>
        <draw:frame draw:style-name="gr3" draw:text-style-name="P3" draw:layer="layout" svg:width="2.063cm" svg:height="2.294cm" svg:x="5.137cm" svg:y="14.728cm">
          <draw:image xlink:href="Pictures/10000201000000FA0000011627057303FD1C4D1E.png" xlink:type="simple" xlink:show="embed" xlink:actuate="onLoad" draw:mime-type="image/png">
            <text:p/>
          </draw:image>
        </draw:frame>
        <draw:frame draw:style-name="gr3" draw:text-style-name="P3" draw:layer="layout" svg:width="3.693cm" svg:height="1.532cm" svg:x="14.7cm" svg:y="7.9cm">
          <draw:image xlink:href="Pictures/1000020100000258000000F92EBC3DB669889736.png" xlink:type="simple" xlink:show="embed" xlink:actuate="onLoad" draw:mime-type="image/png">
            <text:p/>
          </draw:image>
        </draw:frame>
        <draw:frame draw:style-name="gr3" draw:text-style-name="P3" draw:layer="layout" svg:width="7.625cm" svg:height="4.765cm" svg:x="2.849cm" svg:y="0.6cm">
          <draw:image xlink:href="Pictures/1000020100000F0000000960EF66CAFB8988E454.png" xlink:type="simple" xlink:show="embed" xlink:actuate="onLoad" draw:mime-type="image/png">
            <text:p/>
          </draw:image>
        </draw:frame>
        <draw:connector draw:style-name="gr6" draw:text-style-name="P6" draw:layer="layout" draw:type="curve" svg:x1="7.1cm" svg:y1="7.65cm" svg:x2="14.1cm" svg:y2="7.65cm" draw:start-shape="id1" draw:start-glue-point="1" draw:end-shape="id2" draw:end-glue-point="3" svg:d="M7100 7650h7000" svg:viewBox="0 0 7001 1">
          <text:p/>
        </draw:connector>
        <draw:connector draw:style-name="gr6" draw:text-style-name="P6" draw:layer="layout" draw:type="curve" svg:x1="5.2cm" svg:y1="12.6cm" svg:x2="16.6cm" svg:y2="9.9cm" draw:start-shape="id3" draw:end-shape="id2" draw:end-glue-point="2" svg:d="M5200 12600c0-2025 11400-675 11400-2700" svg:viewBox="0 0 11401 2701">
          <text:p/>
        </draw:connector>
        <draw:frame draw:style-name="gr7" draw:text-style-name="P3" xml:id="id5" draw:id="id5" draw:layer="layout" svg:width="4.023cm" svg:height="3.817cm" svg:x="8.25cm" svg:y="20.133cm">
          <draw:image xlink:href="Pictures/10000201000001990000018498562E5AC63308CE.png" xlink:type="simple" xlink:show="embed" xlink:actuate="onLoad" draw:mime-type="image/png">
            <text:p/>
          </draw:image>
        </draw:frame>
        <draw:custom-shape draw:style-name="gr4" draw:text-style-name="P4" xml:id="id4" draw:id="id4" draw:layer="layout" svg:width="5cm" svg:height="4.5cm" svg:x="12.2cm" svg:y="13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763cm" svg:height="1.763cm" svg:x="15.3cm" svg:y="12.4cm">
          <draw:image xlink:href="Pictures/10000201000000B4000000B4E0C939D92F67C2E1.png" xlink:type="simple" xlink:show="embed" xlink:actuate="onLoad" draw:mime-type="image/png">
            <text:p/>
          </draw:image>
        </draw:frame>
        <draw:frame draw:style-name="gr7" draw:text-style-name="P3" draw:layer="layout" svg:width="1.66cm" svg:height="1.66cm" svg:x="12.54cm" svg:y="12.495cm">
          <draw:image xlink:href="Pictures/100002010000020000000200ACA9B91F6C643C01.png" xlink:type="simple" xlink:show="embed" xlink:actuate="onLoad" draw:mime-type="image/png">
            <text:p/>
          </draw:image>
        </draw:frame>
        <draw:frame draw:style-name="gr3" draw:text-style-name="P3" draw:layer="layout" svg:width="1.969cm" svg:height="1.769cm" svg:x="13.701cm" svg:y="14.901cm">
          <draw:image xlink:href="Pictures/100002010000023A00000200C28E8DFCD6470582.png" xlink:type="simple" xlink:show="embed" xlink:actuate="onLoad" draw:mime-type="image/png">
            <text:p/>
          </draw:image>
        </draw:frame>
        <draw:connector draw:style-name="gr6" draw:text-style-name="P6" draw:layer="layout" draw:type="curve" svg:x1="14.7cm" svg:y1="13cm" svg:x2="16.615cm" svg:y2="9.9cm" draw:start-shape="id4" svg:d="M14700 13000c0-2700 1915-1150 1915-3100" svg:viewBox="0 0 1916 3101">
          <text:p/>
        </draw:connector>
        <draw:connector draw:style-name="gr6" draw:text-style-name="P6" draw:layer="layout" draw:type="curve" svg:x1="5.2cm" svg:y1="17.1cm" svg:x2="10.261cm" svg:y2="20.133cm" draw:start-shape="id3" draw:start-glue-point="2" draw:end-shape="id5" draw:end-glue-point="0" svg:d="M5200 17100c0 2275 5061 759 5061 3033" svg:viewBox="0 0 5062 3034">
          <text:p/>
        </draw:connector>
        <draw:connector draw:style-name="gr6" draw:text-style-name="P6" draw:layer="layout" draw:type="curve" svg:x1="14.7cm" svg:y1="17.5cm" svg:x2="10.261cm" svg:y2="20.133cm" draw:start-shape="id4" draw:start-glue-point="2" draw:end-shape="id5" draw:end-glue-point="0" svg:d="M14700 17500c0 1975-4439 659-4439 2633" svg:viewBox="0 0 4440 2634">
          <text:p/>
        </draw:connector>
        <draw:frame draw:style-name="gr7" draw:text-style-name="P3" draw:layer="layout" svg:width="2.466cm" svg:height="2.466cm" svg:x="6.034cm" svg:y="18.484cm">
          <draw:image xlink:href="Pictures/10000201000001400000014065FF50D3F63E0EED.png" xlink:type="simple" xlink:show="embed" xlink:actuate="onLoad" draw:mime-type="image/png">
            <text:p/>
          </draw:image>
        </draw:frame>
        <draw:frame draw:style-name="gr7" draw:text-style-name="P3" draw:layer="layout" svg:width="1.641cm" svg:height="1.641cm" svg:x="12.645cm" svg:y="18.909cm">
          <draw:image xlink:href="Pictures/1000020100000200000002009737144C5602D89A.png" xlink:type="simple" xlink:show="embed" xlink:actuate="onLoad" draw:mime-type="image/png">
            <text:p/>
          </draw:image>
        </draw:frame>
        <draw:frame draw:style-name="gr7" draw:text-style-name="P3" xml:id="id6" draw:id="id6" draw:layer="layout" svg:width="1.741cm" svg:height="1.741cm" svg:x="9.4cm" svg:y="25.3cm">
          <draw:image xlink:href="Pictures/1000020100000200000002009F6F309FA8A23A17.png" xlink:type="simple" xlink:show="embed" xlink:actuate="onLoad" draw:mime-type="image/png">
            <text:p/>
          </draw:image>
        </draw:frame>
        <draw:connector draw:style-name="gr6" draw:text-style-name="P6" draw:layer="layout" draw:type="curve" svg:x1="10.261cm" svg:y1="23.95cm" svg:x2="10.27cm" svg:y2="25.3cm" draw:start-shape="id5" draw:start-glue-point="2" draw:end-shape="id6" draw:end-glue-point="0" svg:d="M10261 23950c0 1012 9 338 9 1350" svg:viewBox="0 0 10 13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2T15:57:50.986005282</meta:creation-date>
    <dc:date>2022-01-09T17:20:12.317523903</dc:date>
    <meta:editing-duration>PT17H2M56S</meta:editing-duration>
    <meta:editing-cycles>2</meta:editing-cycles>
    <meta:generator>LibreOffice/7.1.7.2$Linux_X86_64 LibreOffice_project/10$Build-2</meta:generator>
    <meta:document-statistic meta:object-count="30"/>
  </office:meta>
</office:document-meta>
</file>